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e3ea" officeooo:paragraph-rsid="0008e3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(I) = (( I + 1) * I )/2 + j</text:p>
      <text:p text:style-name="P1">This formula takes the row and column indices of our 2D array and calculates the corresponding index I in our 1 dimensional array.</text:p>
      <text:p text:style-name="P1"/>
      <text:p text:style-name="P1">Our inverse function takes the row and columns length of our 2D array and creates a nested loop with conditionals where if the row index is lower than or equal to the column index, we add a value from our 1D array, else we add a zero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09:26:30.359122210</meta:creation-date>
    <dc:date>2021-03-26T09:32:51.094961744</dc:date>
    <meta:editing-duration>PT6M23S</meta:editing-duration>
    <meta:editing-cycles>1</meta:editing-cycles>
    <meta:document-statistic meta:table-count="0" meta:image-count="0" meta:object-count="0" meta:page-count="1" meta:paragraph-count="3" meta:word-count="81" meta:character-count="392" meta:non-whitespace-character-count="313"/>
    <meta:generator>LibreOffice/6.4.6.2$Linux_X86_64 LibreOffice_project/40$Build-2</meta:generator>
  </office:meta>
</office:document-meta>
</file>